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8F1ABD10.png" manifest:media-type="image/png"/>
  <manifest:file-entry manifest:full-path="Pictures/100002010000032C00000264DA30AE72.png" manifest:media-type="image/png"/>
  <manifest:file-entry manifest:full-path="Pictures/100000000000007B0000012C7630DE12.png" manifest:media-type="image/png"/>
  <manifest:file-entry manifest:full-path="Pictures/100000000000007B0000012C99D797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53cm" svg:height="7.937cm" svg:x="3.4cm" svg:y="5.7cm">
          <draw:image xlink:href="Pictures/100000000000007B0000012C99D79731.png" xlink:type="simple" xlink:show="embed" xlink:actuate="onLoad">
            <text:p/>
          </draw:image>
        </draw:frame>
        <draw:frame draw:style-name="gr1" draw:text-style-name="P1" draw:layer="layout" svg:width="3.253cm" svg:height="7.937cm" svg:x="13.447cm" svg:y="5.8cm">
          <draw:image xlink:href="Pictures/100000000000007B0000012C7630DE12.png" xlink:type="simple" xlink:show="embed" xlink:actuate="onLoad">
            <text:p/>
          </draw:image>
        </draw:frame>
        <draw:frame draw:style-name="gr1" draw:text-style-name="P1" draw:layer="layout" svg:width="13.332cm" svg:height="11.256cm" svg:x="-1.8cm" svg:y="14.4cm">
          <draw:image xlink:href="Pictures/100002010000032C00000264DA30AE72.png" xlink:type="simple" xlink:show="embed" xlink:actuate="onLoad">
            <text:p/>
          </draw:image>
        </draw:frame>
        <draw:frame draw:style-name="gr1" draw:text-style-name="P1" draw:layer="layout" svg:width="13.3cm" svg:height="11.3cm" svg:x="8.5cm" svg:y="14.2cm">
          <draw:image xlink:href="Pictures/100002010000032C000002648F1ABD10.png" xlink:type="simple" xlink:show="embed" xlink:actuate="onLoad">
            <text:p/>
          </draw:image>
        </draw:frame>
        <draw:frame draw:style-name="gr2" draw:layer="layout" svg:width="6.5cm" svg:height="2.35cm" svg:x="2.2cm" svg:y="2.3cm">
          <draw:text-box>
            <text:p>Fitbit Stationary</text:p>
          </draw:text-box>
        </draw:frame>
        <draw:frame draw:style-name="gr2" draw:layer="layout" svg:width="6.5cm" svg:height="2.384cm" svg:x="12.1cm" svg:y="2.1cm">
          <draw:text-box>
            <text:p>2 periods of significant movem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Jones</meta:initial-creator>
    <meta:creation-date>2015-01-12T21:16:11.056552770</meta:creation-date>
    <dc:date>2015-01-12T21:22:16.486152180</dc:date>
    <dc:creator>Graham Jones</dc:creator>
    <meta:editing-duration>P0D</meta:editing-duration>
    <meta:editing-cycles>2</meta:editing-cycles>
    <meta:generator>LibreOffice/4.2.7.2$Linux_X86_64 LibreOffice_project/420m0$Build-2</meta:generator>
    <meta:document-statistic meta:object-count="6"/>
  </office:meta>
</office:document-meta>
</file>